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6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7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Consolas" fo:font-size="14pt" style:font-size-asian="14pt" style:font-size-complex="14pt"/>
    </style:style>
    <style:style style:name="P10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break-before="page"/>
      <style:text-properties style:font-name="Consolas" fo:font-size="20pt" fo:font-weight="bold" style:font-size-asian="20pt" style:font-weight-asian="bold" style:font-size-complex="20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T7" style:family="text">
      <style:text-properties style:font-name="Consolas" fo:font-weight="normal" style:font-weight-asian="normal" style:font-weight-complex="normal"/>
    </style:style>
    <style:style style:name="T8" style:family="text">
      <style:text-properties style:font-name="Consolas" fo:font-weight="bold" style:font-weight-asian="bold" style:font-weight-complex="bold"/>
    </style:style>
    <style:style style:name="T9" style:family="text">
      <style:text-properties style:font-name="Consolas" fo:font-size="16pt" style:font-size-asian="16pt" style:font-size-complex="16pt"/>
    </style:style>
    <style:style style:name="T10" style:family="text">
      <style:text-properties style:font-name="Consolas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Consolas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3"/><text:span text:style-name="T2">One Step (Tick) Zustände</text:span></text:p>
      <text:p text:style-name="P1"/>
      <text:p text:style-name="P1"/>
      <text:p text:style-name="P1"><text:s text:c="3"/>1. INITIAL/<text:span text:style-name="T5">NewTick</text:span> <text:s text:c="5"/>2. <text:span text:style-name="T5">Beschleunigen</text:span> (vmax=5) <text:s/>3. <text:span text:style-name="T5">Bremsen</text:span></text:p>
      <text:p text:style-name="P1"><text:s text:c="3"/>12345678901234567890 <text:s text:c="3"/>12345678901234567890 <text:s text:c="6"/>12345678901234567890</text:p>
      <text:p text:style-name="P1"><text:s text:c="3"/>A----B---C---D-E---- <text:s text:c="3"/>A----B---C---D-E---- <text:s text:c="6"/>A----B---C---D-E----</text:p>
      <text:p text:style-name="P3"><text:s text:c="3"/>5----4---2---1-1---- <text:s text:c="3"/>5----5---3---2-2---- <text:s text:c="6"/>4----3---3---1-2----</text:p>
      <text:p text:style-name="P3"><text:s text:c="3"/>-------------------- <text:s text:c="3"/>=----&gt;---&gt;---&gt;-&gt;---- <text:s text:c="6"/>&lt;----&lt;---&gt;---&lt;-&gt;----</text:p>
      <text:p text:style-name="P1"/>
      <text:p text:style-name="P1"/>
      <text:p text:style-name="P1"/>
      <text:p text:style-name="P1"><text:s text:c="3"/>4. <text:span text:style-name="T5">Trödeln</text:span> (p=1/3) <text:s text:c="5"/>5. <text:span text:style-name="T5">Fahren</text:span> <text:s text:c="17"/>1. <text:span text:style-name="T5">NewTick</text:span></text:p>
      <text:p text:style-name="P1"><text:s text:c="3"/>12345678901234567890 <text:s text:c="3"/>12345678901234567890 <text:s text:c="6"/>12345678901234567890</text:p>
      <text:p text:style-name="P1"><text:s text:c="3"/>A----B---C---D-E---- <text:s text:c="3"/>----A---B---CD--E--- <text:s text:c="6"/>----A---B---CD--E---</text:p>
      <text:p text:style-name="P3"><text:s text:c="3"/>4----3---3---0-1---- <text:s text:c="3"/>----4---3---30--1--- <text:s text:c="6"/>----4---3---30--1---</text:p>
      <text:p text:style-name="P3"><text:s text:c="3"/>&lt;----&lt;---&gt;---=-&lt;---- <text:s text:c="3"/>----&lt;---&lt;---&gt;!--&lt;--- <text:s text:c="6"/>--------------------</text:p>
      <text:p text:style-name="P1"/>
      <text:p text:style-name="P4"/>
      <text:p text:style-name="P2"><text:span text:style-name="T3"><text:s text:c="2"/></text:span><text:span text:style-name="T1">KONSTANTEN</text:span></text:p>
      <text:p text:style-name="P1"/>
      <text:p text:style-name="P1"><text:s text:c="4"/>OCAR aCars[10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4"> <text:s text:c="23"/></text:span><text:span text:style-name="T2">STATUS (Calculation)</text:span></text:p>
      <text:p text:style-name="P1"/>
      <text:p text:style-name="P1"><text:s text:c="4"/>Number of Cars: {1..90} <text:s text:c="17"/>Ticks: <text:s text:c="4"/>{0..1024}</text:p>
      <text:p text:style-name="P1"><text:s text:c="4"/>Velocity max: <text:s text:c="2"/>{1..10} <text:s text:c="17"/>#halt: <text:s text:c="4"/>{0..}</text:p>
      <text:p text:style-name="P1"><text:s text:c="4"/>Dilly-dally-P%: {0..90} <text:s text:c="17"/>Time: <text:s text:c="5"/>YY.YYYsec</text:p>
      <text:p text:style-name="P1"><text:s text:c="4"/>Cruise control: {On|Off}</text:p>
      <text:p text:style-name="P1"><text:s text:c="4"/>Delayed at v=0: {On|Off}</text:p>
      <text:p text:style-name="P1"><text:s text:c="4"/>Run mode: <text:s text:c="6"/>{Step|Auto} <text:s text:c="3"/></text:p>
      <text:p text:style-name="P1"><text:s text:c="4"/>Save to file: <text:s text:c="2"/>{On|Off}</text:p>
      <text:p text:style-name="P1"><text:s text:c="4"/>File: <text:s text:c="10"/>-..[.bmp]-</text:p>
      <text:p text:style-name="P1"/>
      <text:p text:style-name="P1"/>
      <text:p text:style-name="P5"/>
      <text:p text:style-name="P2"><text:span text:style-name="T3"><text:s text:c="2"/></text:span><text:span text:style-name="T1">KEYEVENTS</text:span></text:p>
      <text:p text:style-name="P1"/>
      <text:p text:style-name="P1"><text:s text:c="4"/><text:span text:style-name="T5">MENU(default)</text:span> <text:s text:c="13"/><text:span text:style-name="T5">MENU(start/settings)</text:span></text:p>
      <text:p text:style-name="P1"/>
      <text:p text:style-name="P1"><text:s text:c="6"/><text:span text:style-name="T5">e</text:span> – EXIT <text:s text:c="18"/><text:span text:style-name="T5">e</text:span> – EXIT</text:p>
      <text:p text:style-name="P1"><text:s text:c="6"/><text:span text:style-name="T5">m</text:span> – Modus <text:s text:c="17"/><text:span text:style-name="T5">s</text:span> – Abbruch</text:p>
      <text:p text:style-name="P1"><text:s text:c="6"/><text:span text:style-name="T5">q</text:span> – Start (Settings..) <text:s text:c="4"/><text:span text:style-name="T5">+</text:span> – InkrementSetting</text:p>
      <text:p text:style-name="P1"><text:s text:c="6"/><text:span text:style-name="T5">f</text:span> – Save <text:s/>(Settings..) <text:s text:c="4"/><text:span text:style-name="T5">-</text:span> – DekrementSetting</text:p>
      <text:p text:style-name="P1"><text:s text:c="33"/><text:span text:style-name="T5">ENTER</text:span> – NextSetting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5"><text:s text:c="6"/>e</text:span> – EXIT <text:s text:c="26"/><text:span text:style-name="T5">Esc</text:span> – Abbruch</text:p>
      <text:p text:style-name="P1"><text:s text:c="6"/><text:span text:style-name="T5">s</text:span> – Abbruch (Quit) <text:s text:c="16"/><text:span text:style-name="T5">&gt;</text:span> – Toggle ON/OFF</text:p>
      <text:p text:style-name="P1"><text:s text:c="6"/><text:span text:style-name="T5">Leertaste</text:span> – Step [MODE==STEP] <text:s text:c="5"/><text:span text:style-name="T5">ENTER</text:span> – Speichere Settings</text:p>
      <text:p text:style-name="P1"><text:s text:c="6"/><text:span text:style-name="T5">p</text:span> – Quit and Print [SAVE==ON] <text:s text:c="5"/><text:span text:style-name="T5">{a-z,A-Z,0-9,:,\,., ,_,-}</text:span> – Pfad </text:p>
      <text:p text:style-name="P1"><text:s text:c="41"/><text:span text:style-name="T5">BACKSPACE</text:span> – Zeichen löschen</text:p>
      <text:p text:style-name="P1"/>
      <text:p text:style-name="P1"><text:s text:c="4"/></text:p>
      <text:p text:style-name="P2"/>
      <text:p text:style-name="P2"><text:s text:c="6"/></text:p>
      <text:p text:style-name="P11"/>
      <text:p text:style-name="P1"><text:s text:c="2"/><text:span text:style-name="T2">Beschreibungen</text:span> <text:s text:c="2"/></text:p>
      <text:p text:style-name="P8"/>
      <text:p text:style-name="P1"><text:s text:c="2"/><text:span text:style-name="T9"><text:s/></text:span><text:span text:style-name="T11">Straße:</text:span></text:p>
      <text:p text:style-name="P9"><text:span text:style-name="T12"><text:s text:c="6"/>Streifen a 100 Autos lang. Straße ist </text:span>endlich, aber unbegrenzt, denn ihr rechtes und linkes </text:p>
      <text:p text:style-name="P9"><text:s text:c="6"/>Ende sind topologisch miteinander verbunden. Auf der einspurigen Straße fahren Autos nach rechts. </text:p>
      <text:p text:style-name="P8"/>
      <text:p text:style-name="P9"><text:span text:style-name="T12"><text:s text:c="3"/></text:span><text:span text:style-name="T5">Cruise control (Tempomat): </text:span><text:span text:style-name="T12"><text:s text:c="7"/></text:span></text:p>
      <text:p text:style-name="P9"><text:span text:style-name="T12"><text:s text:c="6"/>Auf </text:span>Trödeln bei Maximalgeschwindigkeit verzichten</text:p>
      <text:p text:style-name="P9"/>
      <text:p text:style-name="P9"><text:s text:c="3"/><text:span text:style-name="T5">Delayed at v=0: <text:s/></text:span></text:p>
      <text:p text:style-name="P9"><text:span text:style-name="T12"><text:s text:c="6"/>Bei v=0 im Zustand '</text:span><text:span text:style-name="T5">NewTick</text:span><text:span text:style-name="T12">' benutze (X:{0..99}:X&gt;P%) in dieser Runde als </text:span></text:p>
      <text:p text:style-name="P9"><text:span text:style-name="T12"><text:s text:c="6"/>Trödelwahrscheinlichkeit im Zustand '</text:span><text:span text:style-name="T5">Trödeln</text:span><text:span text:style-name="T12">'</text:span></text:p>
      <text:p text:style-name="P9"><text:s text:c="5"/></text:p>
      <text:p text:style-name="P9"><text:s text:c="3"/><text:span text:style-name="T5">Save to file:</text:span></text:p>
      <text:p text:style-name="P9"><text:s text:c="6"/>Wenn <text:span text:style-name="T12">[SAVE==ON] wird immer nach dem Zustand '</text:span><text:span text:style-name="T5">Fahren</text:span><text:span text:style-name="T12">' die Autos in Abhnängigkeit der </text:span></text:p>
      <text:p text:style-name="P9"><text:span text:style-name="T12"><text:s text:c="6"/>Geschwindigkeit als Farbwert auf einem Bildstreifen gespeichert.</text:span></text:p>
      <text:p text:style-name="P9"><text:span text:style-name="T12"><text:s text:c="6"/>Wenn, </text:span><text:span text:style-name="T5">p</text:span><text:span text:style-name="T12"> – Quit and Print [SAVE==ON], gedrückt wird, wird der Algorithmus abgebrochen und alle</text:span></text:p>
      <text:p text:style-name="P9"><text:span text:style-name="T12"><text:s text:c="6"/>bisher gespeicherten Bildstreifen als </text:span><text:span text:style-name="T5">*.bmp </text:span><text:span text:style-name="T12">in eine Datei gespeichert.</text:span></text:p>
      <text:p text:style-name="P9"><text:span text:style-name="T12"/></text:p>
      <text:p text:style-name="P9"><text:span text:style-name="T12"><text:s text:c="3"/></text:span><text:span text:style-name="T5">Ticks:</text:span></text:p>
      <text:p text:style-name="P9"><text:span text:style-name="T12"><text:s text:c="6"/>Anzahl an Ticks/Runden. Maximal 1024 danach wird automatisch abgebrochen und falls [SAVE==ON] </text:span></text:p>
      <text:p text:style-name="P9"><text:span text:style-name="T12"><text:s text:c="6"/>wird auch in Datei gespeichert.</text:span></text:p>
      <text:p text:style-name="P9"><text:span text:style-name="T12"/></text:p>
      <text:p text:style-name="P9"><text:span text:style-name="T12"><text:s text:c="3"/></text:span><text:span text:style-name="T5">#Halt+Time:</text:span></text:p>
      <text:p text:style-name="P9"><text:span text:style-name="T12"><text:s text:c="5"/>..</text:span></text:p>
      <text:p text:style-name="P9"><text:span text:style-name="T12"/></text:p>
      <text:p text:style-name="P9"><text:span text:style-name="T12"><text:s text:c="3"/></text:span><text:span text:style-name="T5">Run mode:</text:span></text:p>
      <text:p text:style-name="P9"><text:span text:style-name="T12"><text:s text:c="5"/>..</text:span></text:p>
      <text:p text:style-name="P9"><text:span text:style-name="T12"/></text:p>
      <text:p text:style-name="P9"><text:span text:style-name="T12"><text:s text:c="3"/></text:span><text:span text:style-name="T8">Dilly-dally-P%:</text:span></text:p>
      <text:p text:style-name="P9"><text:span text:style-name="T8"><text:s text:c="4"/></text:span><text:span text:style-name="T7"><text:s/>..</text:span></text:p>
      <text:p text:style-name="P9"><text:span text:style-name="T12"/></text:p>
      <text:p text:style-name="P9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08T01:20:17.87</dc:date>
    <dc:creator>Daniel Fritsch</dc:creator>
    <meta:editing-duration>PT2H30M36S</meta:editing-duration>
    <meta:editing-cycles>116</meta:editing-cycles>
    <meta:generator>OpenOffice/4.1.2$Win32 OpenOffice.org_project/412m3$Build-9782</meta:generator>
    <meta:document-statistic meta:table-count="0" meta:image-count="0" meta:object-count="0" meta:page-count="4" meta:paragraph-count="64" meta:word-count="331" meta:character-count="2925"/>
  </office:meta>
</office:document-meta>
</file>